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 of Sub-carriers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4"/>
          <table:table-cell office:value-type="string" calcext:value-type="string">
            <text:p>Payload (Bytes)</text:p>
          </table:table-cell>
          <table:table-cell table:style-name="ce3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Fraction of Pilots</text:p>
          </table:table-cell>
          <table:table-cell table:style-name="ce1" table:formula="of:=1/4" office:value-type="float" office:value="0.25" calcext:value-type="float">
            <text:p>0.25</text:p>
          </table:table-cell>
          <table:table-cell table:formula="of:=[.B2]*[.B3]"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CR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raction of NULLS</text:p>
          </table:table-cell>
          <table:table-cell table:style-name="ce1" table:formula="of:=3/32" office:value-type="float" office:value="0.09375" calcext:value-type="float">
            <text:p>0.09375</text:p>
          </table:table-cell>
          <table:table-cell table:formula="of:=[.B2]*[.B4]"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od Scheme(k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a Sub-carriers</text:p>
          </table:table-cell>
          <table:table-cell/>
          <table:table-cell table:formula="of:=[.B2]-[.C3]-[.C4]" office:value-type="float" office:value="336" calcext:value-type="float">
            <text:p>336</text:p>
          </table:table-cell>
          <table:table-cell table:number-columns-repeated="3"/>
          <table:table-cell office:value-type="string" calcext:value-type="string">
            <text:p>FEC Rate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yclic Prefix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ym per OFDM</text:p>
          </table:table-cell>
          <table:table-cell table:formula="of:=[.B2]+[.B7]" office:value-type="float" office:value="544" calcext:value-type="float">
            <text:p>544</text:p>
          </table:table-cell>
          <table:table-cell table:number-columns-repeated="4"/>
          <table:table-cell office:value-type="string" calcext:value-type="string">
            <text:p>Total Bits</text:p>
          </table:table-cell>
          <table:table-cell table:formula="of:=[.H2]*8+[.H3]" office:value-type="float" office:value="24032" calcext:value-type="float">
            <text:p>240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Symbols</text:p>
          </table:table-cell>
          <table:table-cell table:formula="of:=([.H10]/[.H4])/[.H5]" office:value-type="float" office:value="10680.8888888889" calcext:value-type="float">
            <text:p>10680.888888888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der</text:p>
          </table:table-cell>
          <table:table-cell table:formula="of:=ROUNDUP(256/[.C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load</text:p>
          </table:table-cell>
          <table:table-cell table:style-name="ce2" table:formula="of:=ROUNDUP([.H11]/[.C5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mitted Symbols</text:p>
          </table:table-cell>
          <table:table-cell table:formula="of:=([.B14]+[.B15]+[.B16]+[.B17])*[.B10]" office:value-type="float" office:value="19584" calcext:value-type="float">
            <text:p>195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dwidth Efficiency</text:p>
          </table:table-cell>
          <table:table-cell table:formula="of:=[.H10]/[.B19]" office:value-type="float" office:value="1.22712418300654" calcext:value-type="float">
            <text:p>1.22712418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23:52:08.631997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9:52:52.271048782</meta:creation-date>
    <dc:date>2018-02-19T09:17:14.180398129</dc:date>
    <meta:editing-duration>PT23H43M39S</meta:editing-duration>
    <meta:editing-cycles>21</meta:editing-cycles>
    <meta:generator>LibreOffice/5.1.6.2$Linux_X86_64 LibreOffice_project/10m0$Build-2</meta:generator>
    <meta:document-statistic meta:table-count="1" meta:cell-count="38" meta:object-count="0"/>
  </office:meta>
</office:document-meta>
</file>